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" style:family="paragraph" style:parent-style-name="Footer">
      <style:paragraph-properties fo:text-align="end" style:justify-single-word="false"/>
      <style:text-properties style:font-name="Arial"/>
    </style:style>
    <style:style style:name="P4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5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illustration-index text:style-name="Sect1" text:name="Illustration Index1">
        <text:illustration-index-source text:caption-sequence-name="Abbildung" text:caption-sequence-format="category-and-value">
          <text:index-title-template text:style-name="Illustration_20_Index_20_Heading">Abbildungsverzeichni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Abbildungsverzeichnis</text:p>
          </text:index-title>
          <text:p text:style-name="P1"><text:a xlink:type="simple" xlink:href="#Abbildung!0|sequence" text:style-name="Index_20_Link" text:visited-style-name="Index_20_Link">Abbildung 1<text:tab/>14</text:a></text:p>
          <text:p text:style-name="P1"><text:a xlink:type="simple" xlink:href="#Abbildung!1|sequence" text:style-name="Index_20_Link" text:visited-style-name="Index_20_Link">Abbildung 2<text:tab/>15</text:a></text:p>
          <text:p text:style-name="P1"><text:a xlink:type="simple" xlink:href="#Abbildung!2|sequence" text:style-name="Index_20_Link" text:visited-style-name="Index_20_Link">Abbildung 3<text:tab/>16</text:a></text:p>
          <text:p text:style-name="P1"><text:a xlink:type="simple" xlink:href="#Abbildung!5|sequence" text:style-name="Index_20_Link" text:visited-style-name="Index_20_Link">Abbildung 4<text:tab/>23</text:a></text:p>
          <text:p text:style-name="P1"><text:a xlink:type="simple" xlink:href="#Abbildung!6|sequence" text:style-name="Index_20_Link" text:visited-style-name="Index_20_Link">Abbildung 5<text:tab/>24</text:a></text:p>
          <text:p text:style-name="P1"><text:a xlink:type="simple" xlink:href="#Abbildung!3|sequence" text:style-name="Index_20_Link" text:visited-style-name="Index_20_Link">Abbildung 6<text:tab/>9</text:a></text:p>
          <text:p text:style-name="P1"><text:a xlink:type="simple" xlink:href="#Abbildung!4|sequence" text:style-name="Index_20_Link" text:visited-style-name="Index_20_Link">Abbildung 7<text:tab/>10</text:a>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text:select-page="current">1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0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kürzungsverzeichnis</dc:title>
    <dc:date>2018-08-09T11:59:04.953145482</dc:date>
    <dc:creator>Janet Lehmann</dc:creator>
    <meta:editing-duration>PT5S</meta:editing-duration>
    <meta:editing-cycles>2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13" meta:word-count="31" meta:character-count="177" meta:non-whitespace-character-count="159"/>
    <meta:template xlink:type="simple" xlink:actuate="onRequest" xlink:title="" xlink:href="../Bachelorarbeit_Master.odm" meta:date="2018-08-09T11:57:36.571940026"/>
  </office:meta>
</office:document-meta>
</file>